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1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3.209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9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30">
            <text:p>30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5">
            <text:p>5</text:p>
          </table:table-cell>
          <table:table-cell table:style-name="ce17" office:value-type="string">
            <text:p>2023-08-17_07-35-37_000.jpg</text:p>
          </table:table-cell>
          <table:table-cell table:style-name="ce26" office:value-type="string">
            <text:p>:m :PHOTO 起き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8" office:value-type="string">
            <text:p>2023-08-17_01-11-03_000.jpg</text:p>
          </table:table-cell>
          <table:table-cell table:style-name="ce26" office:value-type="string">
            <text:p>:m :PHOTO 寝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">
            <text:p>:m :PHOTO 寝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2">
            <text:p>2</text:p>
          </table:table-cell>
          <table:table-cell table:style-name="ce17" office:value-type="string">
            <text:p>2023-08-16_21-49-59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22">
            <text:p>22</text:p>
          </table:table-cell>
          <table:table-cell table:style-name="ce17" office:value-type="string">
            <text:p>2023-08-17_12-21-08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23">
            <text:p>23</text:p>
          </table:table-cell>
          <table:table-cell table:style-name="ce17" office:value-type="string">
            <text:p>2023-08-17_15-07-34_000.jpg</text:p>
          </table:table-cell>
          <table:table-cell table:style-name="ce26" office:value-type="string">
            <text:p>:PHOTO 記録しておきたいもの / location:photo=トイレ, location:target=トイレの便器 / subject=手順：便器。洗浄。 / content=便器。内側。洗浄剤を使って、洗浄。ほぼ、定期的。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PHOTO 記録しておきたいもの / location:photo=トイレ, location:target=トイレの便器 / subject=手順：便器。洗浄。 / content=便器。内側。洗浄剤を使って、洗浄。ほぼ、定期的。,other=~">
            <text:p>:PHOTO 記録しておきたいもの / location:photo=トイレ, location:target=トイレの便器 / subject=手順：便器。洗浄。 / content=便器。内側。洗浄剤を使って、洗浄。ほぼ、定期的。,other=~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24">
            <text:p>24</text:p>
          </table:table-cell>
          <table:table-cell table:style-name="ce17" office:value-type="string">
            <text:p>2023-08-17_15-08-01_000.jpg</text:p>
          </table:table-cell>
          <table:table-cell table:style-name="ce26" office:value-type="string">
            <text:p>:PHOTO 記録しておきたいもの / location:photo=トイレ, location:target=トイレの便器 / subject=手順：便器。洗浄。 / content=便器。内側。洗浄剤を使って、洗浄。ほぼ、定期的。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PHOTO 記録しておきたいもの / location:photo=トイレ, location:target=トイレの便器 / subject=手順：便器。洗浄。 / content=便器。内側。洗浄剤を使って、洗浄。ほぼ、定期的。,other=~">
            <text:p>:PHOTO 記録しておきたいもの / location:photo=トイレ, location:target=トイレの便器 / subject=手順：便器。洗浄。 / content=便器。内側。洗浄剤を使って、洗浄。ほぼ、定期的。,other=~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25">
            <text:p>25</text:p>
          </table:table-cell>
          <table:table-cell table:style-name="ce17" office:value-type="string">
            <text:p>2023-08-17_15-17-39_000.jpg</text:p>
          </table:table-cell>
          <table:table-cell table:style-name="ce26" office:value-type="string">
            <text:p>:PHOTO 記録しておきたいもの / location:photo=トイレ, location:target=トイレの便器 / subject=手順：便器。洗浄。 / content=便器。内側。洗浄剤を使って、洗浄。ほぼ、定期的。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PHOTO 記録しておきたいもの / location:photo=トイレ, location:target=トイレの便器 / subject=手順：便器。洗浄。 / content=便器。内側。洗浄剤を使って、洗浄。ほぼ、定期的。,other=~">
            <text:p>:PHOTO 記録しておきたいもの / location:photo=トイレ, location:target=トイレの便器 / subject=手順：便器。洗浄。 / content=便器。内側。洗浄剤を使って、洗浄。ほぼ、定期的。,other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26">
            <text:p>26</text:p>
          </table:table-cell>
          <table:table-cell table:style-name="ce10" office:value-type="string">
            <text:p>2023-08-17_15-18-50_000.jpg</text:p>
          </table:table-cell>
          <table:table-cell table:style-name="ce26" office:value-type="string">
            <text:p>:PHOTO 記録しておきたいもの / location:photo=トイレ, location:target=トイレの便器 / subject=手順：便器。洗浄。 / content=便器。内側。洗浄剤を使って、洗浄。ほぼ、定期的。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PHOTO 記録しておきたいもの / location:photo=トイレ, location:target=トイレの便器 / subject=手順：便器。洗浄。 / content=便器。内側。洗浄剤を使って、洗浄。ほぼ、定期的。,other=~">
            <text:p>:PHOTO 記録しておきたいもの / location:photo=トイレ, location:target=トイレの便器 / subject=手順：便器。洗浄。 / content=便器。内側。洗浄剤を使って、洗浄。ほぼ、定期的。,other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27">
            <text:p>27</text:p>
          </table:table-cell>
          <table:table-cell table:style-name="ce17" office:value-type="string">
            <text:p>2023-08-17_15-18-52_000.jpg</text:p>
          </table:table-cell>
          <table:table-cell table:style-name="ce26" office:value-type="string">
            <text:p>:PHOTO 記録しておきたいもの / location:photo=トイレ, location:target=トイレの便器 / subject=手順：便器。洗浄。 / content=便器。内側。洗浄剤を使って、洗浄。ほぼ、定期的。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PHOTO 記録しておきたいもの / location:photo=トイレ, location:target=トイレの便器 / subject=手順：便器。洗浄。 / content=便器。内側。洗浄剤を使って、洗浄。ほぼ、定期的。,other=~">
            <text:p>:PHOTO 記録しておきたいもの / location:photo=トイレ, location:target=トイレの便器 / subject=手順：便器。洗浄。 / content=便器。内側。洗浄剤を使って、洗浄。ほぼ、定期的。,other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28">
            <text:p>28</text:p>
          </table:table-cell>
          <table:table-cell table:style-name="ce17" office:value-type="string">
            <text:p>2023-08-17_15-19-13_000.jpg</text:p>
          </table:table-cell>
          <table:table-cell table:style-name="ce26" office:value-type="string">
            <text:p>:PHOTO 記録しておきたいもの / location:photo=トイレ, location:target=トイレの便器 / subject=手順：便器。洗浄。 / content=便器。内側。洗浄剤を使って、洗浄。ほぼ、定期的。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PHOTO 記録しておきたいもの / location:photo=トイレ, location:target=トイレの便器 / subject=手順：便器。洗浄。 / content=便器。内側。洗浄剤を使って、洗浄。ほぼ、定期的。,other=~">
            <text:p>:PHOTO 記録しておきたいもの / location:photo=トイレ, location:target=トイレの便器 / subject=手順：便器。洗浄。 / content=便器。内側。洗浄剤を使って、洗浄。ほぼ、定期的。,other=~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5" office:value-type="float" office:value="29">
            <text:p>29</text:p>
          </table:table-cell>
          <table:table-cell table:style-name="ce17" office:value-type="string">
            <text:p>2023-08-17_15-19-21_000.jpg</text:p>
          </table:table-cell>
          <table:table-cell table:style-name="ce26" office:value-type="string">
            <text:p>:PHOTO 記録しておきたいもの / location:photo=トイレ, location:target=トイレの便器 / subject=手順：便器。洗浄。 / content=便器。内側。洗浄剤を使って、洗浄。ほぼ、定期的。,other=~</text:p>
          </table:table-cell>
          <table:table-cell table:style-name="ce43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PHOTO 記録しておきたいもの / location:photo=トイレ, location:target=トイレの便器 / subject=手順：便器。洗浄。 / content=便器。内側。洗浄剤を使って、洗浄。ほぼ、定期的。,other=~">
            <text:p>:PHOTO 記録しておきたいもの / location:photo=トイレ, location:target=トイレの便器 / subject=手順：便器。洗浄。 / content=便器。内側。洗浄剤を使って、洗浄。ほぼ、定期的。,other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30">
            <text:p>30</text:p>
          </table:table-cell>
          <table:table-cell table:style-name="ce17" office:value-type="string">
            <text:p>2023-08-17_15-19-35_000.jpg</text:p>
          </table:table-cell>
          <table:table-cell table:style-name="ce26" office:value-type="string">
            <text:p>:PHOTO 記録しておきたいもの / location:photo=トイレ, location:target=トイレの便器 / subject=手順：便器。洗浄。 / content=便器。内側。洗浄剤を使って、洗浄。ほぼ、定期的。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PHOTO 記録しておきたいもの / location:photo=トイレ, location:target=トイレの便器 / subject=手順：便器。洗浄。 / content=便器。内側。洗浄剤を使って、洗浄。ほぼ、定期的。,other=~">
            <text:p>:PHOTO 記録しておきたいもの / location:photo=トイレ, location:target=トイレの便器 / subject=手順：便器。洗浄。 / content=便器。内側。洗浄剤を使って、洗浄。ほぼ、定期的。,other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7">
            <text:p>7</text:p>
          </table:table-cell>
          <table:table-cell table:style-name="ce17" office:value-type="string">
            <text:p>2023-08-17_07-52-05_000.jpg</text:p>
          </table:table-cell>
          <table:table-cell table:style-name="ce26" office:value-type="string">
            <text:p>:PHOTO 記録しておきたいもの / location:photo=自室, location:target=ケーブル。スマホ用。 / subject=ケーブル。修理。手順 / content=スマホ側の端部。端子と、コードの接続部。被覆が破れてしまっている。以前に、一度、ガムテープで補修した。今回、付け直す。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PHOTO 記録しておきたいもの / location:photo=自室, location:target=ケーブル。スマホ用。 / subject=ケーブル。修理。手順 / content=スマホ側の端部。端子と、コードの接続部。被覆が破れてしまっている。以前に、一度、ガムテープで補修した。今回、付け直す。,other=~">
            <text:p>:PHOTO 記録しておきたいもの / location:photo=自室, location:target=ケーブル。スマホ用。 / subject=ケーブル。修理。手順 / content=スマホ側の端部。端子と、コードの接続部。被覆が破れてしまっている。以前に、一度、ガムテープで補修した。今回、付け直す。,other=~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8" office:value-type="string">
            <text:p>2023-08-17_07-54-42_000.jpg</text:p>
          </table:table-cell>
          <table:table-cell table:style-name="ce26" office:value-type="string">
            <text:p>:PHOTO 記録しておきたいもの / location:photo=自室, location:target=ケーブル。スマホ用。 / subject=ケーブル。修理。手順 / content=スマホ側の端部。端子と、コードの接続部。被覆が破れてしまっている。以前に、一度、ガムテープで補修した。今回、付け直す。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string" office:string-value=":PHOTO 記録しておきたいもの / location:photo=自室, location:target=ケーブル。スマホ用。 / subject=ケーブル。修理。手順 / content=スマホ側の端部。端子と、コードの接続部。被覆が破れてしまっている。以前に、一度、ガムテープで補修した。今回、付け直す。,other=~">
            <text:p>:PHOTO 記録しておきたいもの / location:photo=自室, location:target=ケーブル。スマホ用。 / subject=ケーブル。修理。手順 / content=スマホ側の端部。端子と、コードの接続部。被覆が破れてしまっている。以前に、一度、ガムテープで補修した。今回、付け直す。,other=~</text:p>
          </table:table-cell>
          <table:table-cell table:style-name="ce10" table:formula="of:=RIGHT([.B15];[.K15])" office:value-type="string" office:string-value="jpg">
            <text:p>jpg</text:p>
          </table:table-cell>
          <table:table-cell table:style-name="ce47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9">
            <text:p>9</text:p>
          </table:table-cell>
          <table:table-cell table:style-name="ce17" office:value-type="string">
            <text:p>2023-08-17_07-56-02_000.jpg</text:p>
          </table:table-cell>
          <table:table-cell table:style-name="ce26" office:value-type="string">
            <text:p>:PHOTO 記録しておきたいもの / location:photo=自室, location:target=ケーブル。スマホ用。 / subject=ケーブル。修理。手順 / content=スマホ側の端部。端子と、コードの接続部。被覆が破れてしまっている。以前に、一度、ガムテープで補修した。今回、付け直す。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string" office:string-value=":PHOTO 記録しておきたいもの / location:photo=自室, location:target=ケーブル。スマホ用。 / subject=ケーブル。修理。手順 / content=スマホ側の端部。端子と、コードの接続部。被覆が破れてしまっている。以前に、一度、ガムテープで補修した。今回、付け直す。,other=~">
            <text:p>:PHOTO 記録しておきたいもの / location:photo=自室, location:target=ケーブル。スマホ用。 / subject=ケーブル。修理。手順 / content=スマホ側の端部。端子と、コードの接続部。被覆が破れてしまっている。以前に、一度、ガムテープで補修した。今回、付け直す。,other=~</text:p>
          </table:table-cell>
          <table:table-cell table:style-name="ce10" table:formula="of:=RIGHT([.B16];[.K16])" office:value-type="string" office:string-value="jpg">
            <text:p>jpg</text:p>
          </table:table-cell>
          <table:table-cell table:style-name="ce47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0">
            <text:p>10</text:p>
          </table:table-cell>
          <table:table-cell table:style-name="ce17" office:value-type="string">
            <text:p>2023-08-17_07-56-25_000.jpg</text:p>
          </table:table-cell>
          <table:table-cell table:style-name="ce26" office:value-type="string">
            <text:p>:PHOTO 記録しておきたいもの / location:photo=自室, location:target=ケーブル。スマホ用。 / subject=ケーブル。修理。手順 / content=スマホ側の端部。端子と、コードの接続部。被覆が破れてしまっている。以前に、一度、ガムテープで補修した。今回、付け直す。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7]=&quot;&quot;;[.C19];CONCATENATE([.C19];&quot; / &quot;;[.E17]))" office:value-type="string" office:string-value=":PHOTO 記録しておきたいもの / location:photo=自室, location:target=ケーブル。スマホ用。 / subject=ケーブル。修理。手順 / content=スマホ側の端部。端子と、コードの接続部。被覆が破れてしまっている。以前に、一度、ガムテープで補修した。今回、付け直す。,other=~">
            <text:p>:PHOTO 記録しておきたいもの / location:photo=自室, location:target=ケーブル。スマホ用。 / subject=ケーブル。修理。手順 / content=スマホ側の端部。端子と、コードの接続部。被覆が破れてしまっている。以前に、一度、ガムテープで補修した。今回、付け直す。,other=~</text:p>
          </table:table-cell>
          <table:table-cell table:style-name="ce10" table:formula="of:=RIGHT([.B17];[.K17])" office:value-type="string" office:string-value="jpg">
            <text:p>jpg</text:p>
          </table:table-cell>
          <table:table-cell table:style-name="ce47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17" office:value-type="string">
            <text:p>2023-08-17_07-56-40_000.jpg</text:p>
          </table:table-cell>
          <table:table-cell table:style-name="ce26" office:value-type="string">
            <text:p>:PHOTO 記録しておきたいもの / location:photo=自室, location:target=ケーブル。スマホ用。 / subject=ケーブル。修理。手順 / content=スマホ側の端部。端子と、コードの接続部。被覆が破れてしまっている。以前に、一度、ガムテープで補修した。今回、付け直す。,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8]=&quot;&quot;;[.C18];CONCATENATE([.C18];&quot; / &quot;;[.E18]))" office:value-type="string" office:string-value=":PHOTO 記録しておきたいもの / location:photo=自室, location:target=ケーブル。スマホ用。 / subject=ケーブル。修理。手順 / content=スマホ側の端部。端子と、コードの接続部。被覆が破れてしまっている。以前に、一度、ガムテープで補修した。今回、付け直す。,other=~">
            <text:p>:PHOTO 記録しておきたいもの / location:photo=自室, location:target=ケーブル。スマホ用。 / subject=ケーブル。修理。手順 / content=スマホ側の端部。端子と、コードの接続部。被覆が破れてしまっている。以前に、一度、ガムテープで補修した。今回、付け直す。,other=~</text:p>
          </table:table-cell>
          <table:table-cell table:style-name="ce10" table:formula="of:=RIGHT([.B18];[.K18])" office:value-type="string" office:string-value="jpg">
            <text:p>jpg</text:p>
          </table:table-cell>
          <table:table-cell table:style-name="ce47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2">
            <text:p>12</text:p>
          </table:table-cell>
          <table:table-cell table:style-name="ce10" office:value-type="string">
            <text:p>2023-08-17_07-57-35_000.jpg</text:p>
          </table:table-cell>
          <table:table-cell table:style-name="ce26" office:value-type="string">
            <text:p>:PHOTO 記録しておきたいもの / location:photo=自室, location:target=ケーブル。スマホ用。 / subject=ケーブル。修理。手順 / content=スマホ側の端部。端子と、コードの接続部。被覆が破れてしまっている。以前に、一度、ガムテープで補修した。今回、付け直す。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9]=&quot;&quot;;[.C19];CONCATENATE([.C19];&quot; / &quot;;[.E19]))" office:value-type="string" office:string-value=":PHOTO 記録しておきたいもの / location:photo=自室, location:target=ケーブル。スマホ用。 / subject=ケーブル。修理。手順 / content=スマホ側の端部。端子と、コードの接続部。被覆が破れてしまっている。以前に、一度、ガムテープで補修した。今回、付け直す。,other=~">
            <text:p>:PHOTO 記録しておきたいもの / location:photo=自室, location:target=ケーブル。スマホ用。 / subject=ケーブル。修理。手順 / content=スマホ側の端部。端子と、コードの接続部。被覆が破れてしまっている。以前に、一度、ガムテープで補修した。今回、付け直す。,other=~</text:p>
          </table:table-cell>
          <table:table-cell table:style-name="ce10" table:formula="of:=RIGHT([.B19];[.K19])" office:value-type="string" office:string-value="jpg">
            <text:p>jpg</text:p>
          </table:table-cell>
          <table:table-cell table:style-name="ce47" table:formula="of:=FIND(&quot;.&quot;;[.B19];1)" office:value-type="float" office:value="24">
            <text:p>24</text:p>
          </table:table-cell>
          <table:table-cell table:formula="of:=LEN([.B19])" office:value-type="float" office:value="27">
            <text:p>27</text:p>
          </table:table-cell>
          <table:table-cell table:formula="of:=[.J19]-[.I1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13">
            <text:p>13</text:p>
          </table:table-cell>
          <table:table-cell table:style-name="ce17" office:value-type="string">
            <text:p>2023-08-17_07-57-49_000.jpg</text:p>
          </table:table-cell>
          <table:table-cell table:style-name="ce26" office:value-type="string">
            <text:p>:PHOTO 記録しておきたいもの / location:photo=自室, location:target=ケーブル。スマホ用。 / subject=ケーブル。修理。手順 / content=スマホ側の端部。端子と、コードの接続部。被覆が破れてしまっている。以前に、一度、ガムテープで補修した。今回、付け直す。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0]=&quot;&quot;;[.C20];CONCATENATE([.C20];&quot; / &quot;;[.E20]))" office:value-type="string" office:string-value=":PHOTO 記録しておきたいもの / location:photo=自室, location:target=ケーブル。スマホ用。 / subject=ケーブル。修理。手順 / content=スマホ側の端部。端子と、コードの接続部。被覆が破れてしまっている。以前に、一度、ガムテープで補修した。今回、付け直す。,other=~">
            <text:p>:PHOTO 記録しておきたいもの / location:photo=自室, location:target=ケーブル。スマホ用。 / subject=ケーブル。修理。手順 / content=スマホ側の端部。端子と、コードの接続部。被覆が破れてしまっている。以前に、一度、ガムテープで補修した。今回、付け直す。,other=~</text:p>
          </table:table-cell>
          <table:table-cell table:style-name="ce10" table:formula="of:=RIGHT([.B20];[.K20])" office:value-type="string" office:string-value="jpg">
            <text:p>jpg</text:p>
          </table:table-cell>
          <table:table-cell table:style-name="ce47" table:formula="of:=FIND(&quot;.&quot;;[.B20];1)" office:value-type="float" office:value="24">
            <text:p>24</text:p>
          </table:table-cell>
          <table:table-cell table:formula="of:=LEN([.B20])" office:value-type="float" office:value="27">
            <text:p>27</text:p>
          </table:table-cell>
          <table:table-cell table:formula="of:=[.J20]-[.I2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4">
            <text:p>14</text:p>
          </table:table-cell>
          <table:table-cell table:style-name="ce17" office:value-type="string">
            <text:p>2023-08-17_07-57-58_000.jpg</text:p>
          </table:table-cell>
          <table:table-cell table:style-name="ce26" office:value-type="string">
            <text:p>:PHOTO 記録しておきたいもの / location:photo=自室, location:target=ケーブル。スマホ用。 / subject=ケーブル。修理。手順 / content=スマホ側の端部。端子と、コードの接続部。被覆が破れてしまっている。以前に、一度、ガムテープで補修した。今回、付け直す。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string" office:string-value=":PHOTO 記録しておきたいもの / location:photo=自室, location:target=ケーブル。スマホ用。 / subject=ケーブル。修理。手順 / content=スマホ側の端部。端子と、コードの接続部。被覆が破れてしまっている。以前に、一度、ガムテープで補修した。今回、付け直す。,other=~">
            <text:p>:PHOTO 記録しておきたいもの / location:photo=自室, location:target=ケーブル。スマホ用。 / subject=ケーブル。修理。手順 / content=スマホ側の端部。端子と、コードの接続部。被覆が破れてしまっている。以前に、一度、ガムテープで補修した。今回、付け直す。,other=~</text:p>
          </table:table-cell>
          <table:table-cell table:style-name="ce10" table:formula="of:=RIGHT([.B21];[.K21])" office:value-type="string" office:string-value="jpg">
            <text:p>jpg</text:p>
          </table:table-cell>
          <table:table-cell table:style-name="ce47" table:formula="of:=FIND(&quot;.&quot;;[.B21];1)" office:value-type="float" office:value="24">
            <text:p>24</text:p>
          </table:table-cell>
          <table:table-cell table:formula="of:=LEN([.B21])" office:value-type="float" office:value="27">
            <text:p>27</text:p>
          </table:table-cell>
          <table:table-cell table:formula="of:=[.J21]-[.I2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15">
            <text:p>15</text:p>
          </table:table-cell>
          <table:table-cell table:style-name="ce18" office:value-type="string">
            <text:p>2023-08-17_07-58-09_000.jpg</text:p>
          </table:table-cell>
          <table:table-cell table:style-name="ce26" office:value-type="string">
            <text:p>:PHOTO 記録しておきたいもの / location:photo=自室, location:target=ケーブル。スマホ用。 / subject=ケーブル。修理。手順 / content=スマホ側の端部。端子と、コードの接続部。被覆が破れてしまっている。以前に、一度、ガムテープで補修した。今回、付け直す。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string" office:string-value=":PHOTO 記録しておきたいもの / location:photo=自室, location:target=ケーブル。スマホ用。 / subject=ケーブル。修理。手順 / content=スマホ側の端部。端子と、コードの接続部。被覆が破れてしまっている。以前に、一度、ガムテープで補修した。今回、付け直す。,other=~">
            <text:p>:PHOTO 記録しておきたいもの / location:photo=自室, location:target=ケーブル。スマホ用。 / subject=ケーブル。修理。手順 / content=スマホ側の端部。端子と、コードの接続部。被覆が破れてしまっている。以前に、一度、ガムテープで補修した。今回、付け直す。,other=~</text:p>
          </table:table-cell>
          <table:table-cell table:style-name="ce10" table:formula="of:=RIGHT([.B22];[.K22])" office:value-type="string" office:string-value="jpg">
            <text:p>jpg</text:p>
          </table:table-cell>
          <table:table-cell table:style-name="ce47" table:formula="of:=FIND(&quot;.&quot;;[.B22];1)" office:value-type="float" office:value="24">
            <text:p>24</text:p>
          </table:table-cell>
          <table:table-cell table:formula="of:=LEN([.B22])" office:value-type="float" office:value="27">
            <text:p>27</text:p>
          </table:table-cell>
          <table:table-cell table:formula="of:=[.J22]-[.I2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6">
            <text:p>16</text:p>
          </table:table-cell>
          <table:table-cell table:style-name="ce17" office:value-type="string">
            <text:p>2023-08-17_07-58-19_000.jpg</text:p>
          </table:table-cell>
          <table:table-cell table:style-name="ce26" office:value-type="string">
            <text:p>:PHOTO 記録しておきたいもの / location:photo=自室, location:target=ケーブル。スマホ用。 / subject=ケーブル。修理。手順 / content=スマホ側の端部。端子と、コードの接続部。被覆が破れてしまっている。以前に、一度、ガムテープで補修した。今回、付け直す。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string" office:string-value=":PHOTO 記録しておきたいもの / location:photo=自室, location:target=ケーブル。スマホ用。 / subject=ケーブル。修理。手順 / content=スマホ側の端部。端子と、コードの接続部。被覆が破れてしまっている。以前に、一度、ガムテープで補修した。今回、付け直す。,other=~">
            <text:p>:PHOTO 記録しておきたいもの / location:photo=自室, location:target=ケーブル。スマホ用。 / subject=ケーブル。修理。手順 / content=スマホ側の端部。端子と、コードの接続部。被覆が破れてしまっている。以前に、一度、ガムテープで補修した。今回、付け直す。,other=~</text:p>
          </table:table-cell>
          <table:table-cell table:style-name="ce10" table:formula="of:=RIGHT([.B23];[.K23])" office:value-type="string" office:string-value="jpg">
            <text:p>jpg</text:p>
          </table:table-cell>
          <table:table-cell table:style-name="ce47" table:formula="of:=FIND(&quot;.&quot;;[.B23];1)" office:value-type="float" office:value="24">
            <text:p>24</text:p>
          </table:table-cell>
          <table:table-cell table:formula="of:=LEN([.B23])" office:value-type="float" office:value="27">
            <text:p>27</text:p>
          </table:table-cell>
          <table:table-cell table:formula="of:=[.J23]-[.I2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6">
            <text:p>6</text:p>
          </table:table-cell>
          <table:table-cell table:style-name="ce17" office:value-type="string">
            <text:p>2023-08-17_07-37-26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24];[.K24])" office:value-type="string" office:string-value="jpg">
            <text:p>jpg</text:p>
          </table:table-cell>
          <table:table-cell table:style-name="ce47" table:formula="of:=FIND(&quot;.&quot;;[.B24];1)" office:value-type="float" office:value="24">
            <text:p>24</text:p>
          </table:table-cell>
          <table:table-cell table:formula="of:=LEN([.B24])" office:value-type="float" office:value="27">
            <text:p>27</text:p>
          </table:table-cell>
          <table:table-cell table:formula="of:=[.J24]-[.I2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3-08-16_21-49-54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5]=&quot;&quot;;[.C25];CONCATENATE([.C25];&quot; / &quot;;[.E25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25];[.K25])" office:value-type="string" office:string-value="jpg">
            <text:p>jpg</text:p>
          </table:table-cell>
          <table:table-cell table:style-name="ce47" table:formula="of:=FIND(&quot;.&quot;;[.B25];1)" office:value-type="float" office:value="24">
            <text:p>24</text:p>
          </table:table-cell>
          <table:table-cell table:formula="of:=LEN([.B25])" office:value-type="float" office:value="27">
            <text:p>27</text:p>
          </table:table-cell>
          <table:table-cell table:formula="of:=[.J25]-[.I2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10" office:value-type="string">
            <text:p>2023-08-16_22-43-38_000.jpg</text:p>
          </table:table-cell>
          <table:table-cell table:style-name="ce26" office:value-type="string">
            <text:p>:m #*# / memo:other(m:other) / topic=お母さん関連。やる必要のあること。箇条出し（リストアプ））, about=~,content=電化製品、種々。購入；教会。新しいところ。付き添い；杉浦さん。面談。；遺骨。移動。府中のお墓へ。お母さんの父親の、姉。（この、遺骨の件。メモには、記入していない。撮影後の日時に、お母さんより、口頭で受ける。ボイス録音に、入れてある。日付。本日）,other=~,id=~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26];[.K26])" office:value-type="string" office:string-value="jpg">
            <text:p>jpg</text:p>
          </table:table-cell>
          <table:table-cell table:style-name="ce47" table:formula="of:=FIND(&quot;.&quot;;[.B26];1)" office:value-type="float" office:value="24">
            <text:p>24</text:p>
          </table:table-cell>
          <table:table-cell table:formula="of:=LEN([.B26])" office:value-type="float" office:value="27">
            <text:p>27</text:p>
          </table:table-cell>
          <table:table-cell table:formula="of:=[.J26]-[.I2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7">
            <text:p>17</text:p>
          </table:table-cell>
          <table:table-cell table:style-name="ce18" office:value-type="string">
            <text:p>2023-08-17_10-08-24_000.jpg</text:p>
          </table:table-cell>
          <table:table-cell table:style-name="ce26" office:value-type="string">
            <text:p>:m 1*4 RES / free# S87DP9 記事読み / id~browser~media~machine=RTF0~yan~huan~NT;MABL~yan~huan~NT / theme=~,content=~,w=海軍職業大学：職業技術学校；朱先波；南京工業職業技術大学； / genre=~ / 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7]=&quot;&quot;;[.C27];CONCATENATE([.C27];&quot; / &quot;;[.E27]))" office:value-type="string" office:string-value=":m 1*4 RES / free# S87DP9 記事読み / id~browser~media~machine=RTF0~yan~huan~NT;MABL~yan~huan~NT / theme=~,content=~,w=海軍職業大学：職業技術学校；朱先波；南京工業職業技術大学； / genre=~ / other=~">
            <text:p>:m 1*4 RES / free# S87DP9 記事読み / id~browser~media~machine=RTF0~yan~huan~NT;MABL~yan~huan~NT / theme=~,content=~,w=海軍職業大学：職業技術学校；朱先波；南京工業職業技術大学； / genre=~ / other=~</text:p>
          </table:table-cell>
          <table:table-cell table:style-name="ce10" table:formula="of:=RIGHT([.B27];[.K27])" office:value-type="string" office:string-value="jpg">
            <text:p>jpg</text:p>
          </table:table-cell>
          <table:table-cell table:style-name="ce47" table:formula="of:=FIND(&quot;.&quot;;[.B27];1)" office:value-type="float" office:value="24">
            <text:p>24</text:p>
          </table:table-cell>
          <table:table-cell table:formula="of:=LEN([.B27])" office:value-type="float" office:value="27">
            <text:p>27</text:p>
          </table:table-cell>
          <table:table-cell table:formula="of:=[.J27]-[.I2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8">
            <text:p>18</text:p>
          </table:table-cell>
          <table:table-cell table:style-name="ce10" office:value-type="string">
            <text:p>2023-08-17_10-08-36_000.jpg</text:p>
          </table:table-cell>
          <table:table-cell table:style-name="ce26" office:value-type="string">
            <text:p>:m 2*4 RES / free# S87DP9 記事読み / id~browser~media~machine=MABL~yan~huan~NT / theme=~,content=~,w=職業本科教育； / genre=~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8]=&quot;&quot;;[.C28];CONCATENATE([.C28];&quot; / &quot;;[.E28]))" office:value-type="string" office:string-value=":m 2*4 RES / free# S87DP9 記事読み / id~browser~media~machine=MABL~yan~huan~NT / theme=~,content=~,w=職業本科教育； / genre=~ / other=~">
            <text:p>:m 2*4 RES / free# S87DP9 記事読み / id~browser~media~machine=MABL~yan~huan~NT / theme=~,content=~,w=職業本科教育； / genre=~ / other=~</text:p>
          </table:table-cell>
          <table:table-cell table:style-name="ce10" table:formula="of:=RIGHT([.B28];[.K28])" office:value-type="string" office:string-value="jpg">
            <text:p>jpg</text:p>
          </table:table-cell>
          <table:table-cell table:style-name="ce47" table:formula="of:=FIND(&quot;.&quot;;[.B28];1)" office:value-type="float" office:value="24">
            <text:p>24</text:p>
          </table:table-cell>
          <table:table-cell table:formula="of:=LEN([.B28])" office:value-type="float" office:value="27">
            <text:p>27</text:p>
          </table:table-cell>
          <table:table-cell table:formula="of:=[.J28]-[.I28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19">
            <text:p>19</text:p>
          </table:table-cell>
          <table:table-cell table:style-name="ce10" office:value-type="string">
            <text:p>2023-08-17_10-08-46_000.jpg</text:p>
          </table:table-cell>
          <table:table-cell table:style-name="ce26" office:value-type="string">
            <text:p>:m 3*4 RES / free# S87DP9 記事読み / id~browser~media~machine=MABL~yan~huan~NT / theme=~,content=~,w=優化人材培養方案；； / genre=~ / 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29];[.K29])" office:value-type="string" office:string-value="jpg">
            <text:p>jpg</text:p>
          </table:table-cell>
          <table:table-cell table:style-name="ce47" table:formula="of:=FIND(&quot;.&quot;;[.B29];1)" office:value-type="float" office:value="24">
            <text:p>24</text:p>
          </table:table-cell>
          <table:table-cell table:formula="of:=LEN([.B29])" office:value-type="float" office:value="27">
            <text:p>27</text:p>
          </table:table-cell>
          <table:table-cell table:formula="of:=[.J29]-[.I29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20">
            <text:p>20</text:p>
          </table:table-cell>
          <table:table-cell table:style-name="ce17" office:value-type="string">
            <text:p>2023-08-17_10-08-56_000.jpg</text:p>
          </table:table-cell>
          <table:table-cell table:style-name="ce26" office:value-type="string">
            <text:p>:m 4*4 RES / free# S87DP9 記事読み / id~browser~media~machine=MABL~yan~huan~NT / theme=~,content=~,w=試点院校 / genre=~ / other=~</text:p>
          </table:table-cell>
          <table:table-cell table:style-name="ce27"/>
          <table:table-cell table:style-name="ce10"/>
          <table:table-cell table:style-name="ce10"/>
          <table:table-cell table:style-name="ce45" table:formula="of:=IF([.E30]=&quot;&quot;;[.C30];CONCATENATE([.C30];&quot; / &quot;;[.E30]))" office:value-type="string" office:string-value=":m 4*4 RES / free# S87DP9 記事読み / id~browser~media~machine=MABL~yan~huan~NT / theme=~,content=~,w=試点院校 / genre=~ / other=~">
            <text:p>:m 4*4 RES / free# S87DP9 記事読み / id~browser~media~machine=MABL~yan~huan~NT / theme=~,content=~,w=試点院校 / genre=~ / other=~</text:p>
          </table:table-cell>
          <table:table-cell table:style-name="ce10" table:formula="of:=RIGHT([.B30];[.K30])" office:value-type="string" office:string-value="jpg">
            <text:p>jpg</text:p>
          </table:table-cell>
          <table:table-cell table:style-name="ce47" table:formula="of:=FIND(&quot;.&quot;;[.B30];1)" office:value-type="float" office:value="24">
            <text:p>24</text:p>
          </table:table-cell>
          <table:table-cell table:formula="of:=LEN([.B30])" office:value-type="float" office:value="27">
            <text:p>27</text:p>
          </table:table-cell>
          <table:table-cell table:formula="of:=[.J30]-[.I30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21">
            <text:p>21</text:p>
          </table:table-cell>
          <table:table-cell table:style-name="ce18" office:value-type="string">
            <text:p>2023-08-17_10-11-43_000.jpg</text:p>
          </table:table-cell>
          <table:table-cell table:style-name="ce26" office:value-type="string">
            <text:p>:m #*# / memo:other(m:other) / topic=篠笛。shinobue, about=口の形：「中甲音」：h-7f,content=~,other=~,id=~ 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1]=&quot;&quot;;[.C31];CONCATENATE([.C31];&quot; / &quot;;[.E31]))" office:value-type="string" office:string-value=":m #*# / memo:other(m:other) / topic=篠笛。shinobue, about=口の形：「中甲音」：h-7f,content=~,other=~,id=~ ">
            <text:p>:m #*# / memo:other(m:other) / topic=篠笛。shinobue, about=口の形：「中甲音」：h-7f,content=~,other=~,id=~ </text:p>
          </table:table-cell>
          <table:table-cell table:style-name="ce10" table:formula="of:=RIGHT([.B31];[.K31])" office:value-type="string" office:string-value="jpg">
            <text:p>jpg</text:p>
          </table:table-cell>
          <table:table-cell table:style-name="ce47" table:formula="of:=FIND(&quot;.&quot;;[.B31];1)" office:value-type="float" office:value="24">
            <text:p>24</text:p>
          </table:table-cell>
          <table:table-cell table:formula="of:=LEN([.B31])" office:value-type="float" office:value="27">
            <text:p>27</text:p>
          </table:table-cell>
          <table:table-cell table:formula="of:=[.J31]-[.I3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31">
            <text:p>31</text:p>
          </table:table-cell>
          <table:table-cell table:style-name="ce17" office:value-type="string">
            <text:p>2023-08-17_15-43-26_000.jpg</text:p>
          </table:table-cell>
          <table:table-cell table:style-name="ce26" office:value-type="string">
            <text:p>:m 1*3 RES / JVEMV6 64#326_robot_etoki_kawashima / 『絵ときでわかる　ロボット工学』 著者=川嶋健嗣,校注=~ / p.134 / w=ブロック線図；制御量；,topic=~,publisher=オーム社,other=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string" office:string-value=":m 1*3 RES / JVEMV6 64#326_robot_etoki_kawashima / 『絵ときでわかる　ロボット工学』 著者=川嶋健嗣,校注=~ / p.134 / w=ブロック線図；制御量；,topic=~,publisher=オーム社,other=">
            <text:p>:m 1*3 RES / JVEMV6 64#326_robot_etoki_kawashima / 『絵ときでわかる　ロボット工学』 著者=川嶋健嗣,校注=~ / p.134 / w=ブロック線図；制御量；,topic=~,publisher=オーム社,other=</text:p>
          </table:table-cell>
          <table:table-cell table:style-name="ce10" table:formula="of:=RIGHT([.B32];[.K32])" office:value-type="string" office:string-value="jpg">
            <text:p>jpg</text:p>
          </table:table-cell>
          <table:table-cell table:style-name="ce47" table:formula="of:=FIND(&quot;.&quot;;[.B32];1)" office:value-type="float" office:value="24">
            <text:p>24</text:p>
          </table:table-cell>
          <table:table-cell table:formula="of:=LEN([.B32])" office:value-type="float" office:value="27">
            <text:p>27</text:p>
          </table:table-cell>
          <table:table-cell table:formula="of:=[.J32]-[.I3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32">
            <text:p>32</text:p>
          </table:table-cell>
          <table:table-cell table:style-name="ce17" office:value-type="string">
            <text:p>2023-08-17_15-43-56_000.jpg</text:p>
          </table:table-cell>
          <table:table-cell table:style-name="ce26" office:value-type="string">
            <text:p>:m 2*3 RES / JVEMV6 64#326_robot_etoki_kawashima / 『絵ときでわかる　ロボット工学』 著者=川嶋健嗣,校注=~ / p.140 / w=比例制御；二次遅れ要素：伝達関数；固有角周波数；減衰係数,topic=~,publisher=オーム社,other=memo+:「例題７－１」</text:p>
          </table:table-cell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string" office:string-value=":m 2*3 RES / JVEMV6 64#326_robot_etoki_kawashima / 『絵ときでわかる　ロボット工学』 著者=川嶋健嗣,校注=~ / p.140 / w=比例制御；二次遅れ要素：伝達関数；固有角周波数；減衰係数,topic=~,publisher=オーム社,other=memo+:「例題７－１」">
            <text:p>:m 2*3 RES / JVEMV6 64#326_robot_etoki_kawashima / 『絵ときでわかる　ロボット工学』 著者=川嶋健嗣,校注=~ / p.140 / w=比例制御；二次遅れ要素：伝達関数；固有角周波数；減衰係数,topic=~,publisher=オーム社,other=memo+:「例題７－１」</text:p>
          </table:table-cell>
          <table:table-cell table:style-name="ce10" table:formula="of:=RIGHT([.B33];[.K33])" office:value-type="string" office:string-value="jpg">
            <text:p>jpg</text:p>
          </table:table-cell>
          <table:table-cell table:style-name="ce47" table:formula="of:=FIND(&quot;.&quot;;[.B33];1)" office:value-type="float" office:value="24">
            <text:p>24</text:p>
          </table:table-cell>
          <table:table-cell table:formula="of:=LEN([.B33])" office:value-type="float" office:value="27">
            <text:p>27</text:p>
          </table:table-cell>
          <table:table-cell table:formula="of:=[.J33]-[.I3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33">
            <text:p>33</text:p>
          </table:table-cell>
          <table:table-cell table:style-name="ce17" office:value-type="string">
            <text:p>2023-08-17_15-44-07_000.jpg</text:p>
          </table:table-cell>
          <table:table-cell table:style-name="ce26" office:value-type="string">
            <text:p>:m 3*3 RES / JVEMV6 64#326_robot_etoki_kawashima / 『絵ときでわかる　ロボット工学』 著者=川嶋健嗣,校注=~ / p.140 / w=,topic=~,publisher=オーム社,other=found+:減衰係数：推移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string" office:string-value=":m 3*3 RES / JVEMV6 64#326_robot_etoki_kawashima / 『絵ときでわかる　ロボット工学』 著者=川嶋健嗣,校注=~ / p.140 / w=,topic=~,publisher=オーム社,other=found+:減衰係数：推移">
            <text:p>:m 3*3 RES / JVEMV6 64#326_robot_etoki_kawashima / 『絵ときでわかる　ロボット工学』 著者=川嶋健嗣,校注=~ / p.140 / w=,topic=~,publisher=オーム社,other=found+:減衰係数：推移</text:p>
          </table:table-cell>
          <table:table-cell table:style-name="ce10" table:formula="of:=RIGHT([.B34];[.K34])" office:value-type="string" office:string-value="jpg">
            <text:p>jpg</text:p>
          </table:table-cell>
          <table:table-cell table:style-name="ce47" table:formula="of:=FIND(&quot;.&quot;;[.B34];1)" office:value-type="float" office:value="24">
            <text:p>24</text:p>
          </table:table-cell>
          <table:table-cell table:formula="of:=LEN([.B34])" office:value-type="float" office:value="27">
            <text:p>27</text:p>
          </table:table-cell>
          <table:table-cell table:formula="of:=[.J34]-[.I3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左手のゆりに巻き付いている、つる性の植物の、つる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9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26">
            <text:p>26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7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8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3:Sheet1.C278" table:on-update-keep-styles="true" table:on-update-keep-size="false"/>
        <table:database-range table:name="XXX" table:target-range-address="Sheet1.B273:Sheet1.B273" table:on-update-keep-styles="true" table:on-update-keep-size="false"/>
        <table:database-range table:name="XXX_music" table:target-range-address="Sheet1.B274:Sheet1.B274" table:on-update-keep-styles="true" table:on-update-keep-size="false"/>
        <table:database-range table:target-range-address="Sheet1.A2:Sheet1.AMJ34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8-17">2023/08/17</text:date>, <text:time>16:56:0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8-17T16:56:01.07</dc:date>
    <dc:creator>岩淵 謙</dc:creator>
    <meta:editing-duration>P58DT8H22M17S</meta:editing-duration>
    <meta:editing-cycles>19499</meta:editing-cycles>
    <meta:document-statistic meta:table-count="2" meta:cell-count="944" meta:object-count="0"/>
    <meta:user-defined meta:name="qrichtext">1</meta:user-defined>
  </office:meta>
</office:document-meta>
</file>